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3dcc9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paragraph-rsid="0023dcc9"/>
    </style:style>
    <style:style style:name="P6" style:family="paragraph" style:parent-style-name="Standard">
      <style:text-properties officeooo:rsid="002dce3c" officeooo:paragraph-rsid="002dce3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19d83" officeooo:paragraph-rsid="00319d83"/>
    </style:style>
    <style:style style:name="P9" style:family="paragraph" style:parent-style-name="Text_20_body">
      <style:text-properties officeooo:paragraph-rsid="0013a852"/>
    </style:style>
    <style:style style:name="P10" style:family="paragraph" style:parent-style-name="Text_20_body">
      <style:text-properties officeooo:paragraph-rsid="00319d83"/>
    </style:style>
    <style:style style:name="P11" style:family="paragraph" style:parent-style-name="Text_20_body">
      <style:text-properties officeooo:paragraph-rsid="003235e0"/>
    </style:style>
    <style:style style:name="T1" style:family="text">
      <style:text-properties officeooo:rsid="0014eade"/>
    </style:style>
    <style:style style:name="T2" style:family="text">
      <style:text-properties officeooo:rsid="0016f461"/>
    </style:style>
    <style:style style:name="T3" style:family="text">
      <style:text-properties officeooo:rsid="00185c04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3dcc9"/>
    </style:style>
    <style:style style:name="T7" style:family="text">
      <style:text-properties officeooo:rsid="0026db2c"/>
    </style:style>
    <style:style style:name="T8" style:family="text">
      <style:text-properties officeooo:rsid="0029f780"/>
    </style:style>
    <style:style style:name="T9" style:family="text">
      <style:text-properties officeooo:rsid="002dce3c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officeooo:rsid="00323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Чи вважаєте Ви, що Ваш урок - це територія навичок 21 століття?</text:p>
      <text:p text:style-name="P3"/>
      <text:p text:style-name="P3"><text:span text:style-name="T3">Школа — це той важливий етап в житті людини, коли вона росте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 може допомогти учню бути тим, ким він хоче бути?</text:span></text:p>
      <text:p text:style-name="P3"/>
      <text:p text:style-name="P10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10"><text:span text:style-name="T5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P10">Де ж люди виявлятимуть свої здібності? У сфері персональних послуг. <text:span text:style-name="T6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6">Все залежатиме лише від вашої креативності.</text:span></text:p>
      <text:p text:style-name="P10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P5"><text:span text:style-name="T6">Займатися тим, що надихає і робить життя людей кращим — в цьому і є сенс. У Пушкіна є такі прекрасні строки з вірша П</text:span><text:span text:style-name="T10">оет і натовп</text:span><text:span text:style-name="T6">:</text:span></text:p>
      <text:p text:style-name="P5">...</text:p>
      <text:p text:style-name="P8">Не для житейского волненья,</text:p>
      <text:p text:style-name="P8">Не для корысти, не для битв,</text:p>
      <text:p text:style-name="P8">Мы рождены для вдохновенья,</text:p>
      <text:p text:style-name="P8">Для звуков сладких и молитв.</text:p>
      <text:p text:style-name="P2"/>
      <text:p text:style-name="P6">Школа потрібна для того, щоб підготувати учнів саме для такого - <text:span text:style-name="T11">натхненного та осмисленого</text:span> життя.</text:p>
      <text:p text:style-name="P6"/>
      <text:p text:style-name="P9"><text:span text:style-name="T9">Тому на моїх уроках, на уроках інформатики учні, окрім набуття знань, займаються майнд-фітнесом.</text:span>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11"><text:span text:style-name="T7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 </text:span><text:a xlink:type="simple" xlink:href="http://bit.ly/apurok2" text:style-name="Internet_20_link" text:visited-style-name="Visited_20_Internet_20_Link"><text:span text:style-name="T7">http://bit.ly/apurok2</text:span></text:a></text:p>
      <text:p text:style-name="P1"><text:soft-page-break/><text:span text:style-name="T11">Онлайн урок учні проходять</text:span> самостійно, <text:span text:style-name="T1">співпрацюють</text:span> у груп<text:span text:style-name="T11">ах, отримують зворотній звʼязок від вчителя та вчаться використовувати технології у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8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5:08:54.597519040</dc:date>
    <meta:editing-duration>PT6M3S</meta:editing-duration>
    <meta:editing-cycles>7</meta:editing-cycles>
    <meta:generator>LibreOffice/6.1.1.2$Linux_X86_64 LibreOffice_project/10$Build-2</meta:generator>
    <meta:print-date>2018-10-06T12:16:37.927031801</meta:print-date>
    <meta:document-statistic meta:table-count="0" meta:image-count="0" meta:object-count="0" meta:page-count="2" meta:paragraph-count="17" meta:word-count="449" meta:character-count="3111" meta:non-whitespace-character-count="2667"/>
  </office:meta>
</office:document-meta>
</file>